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co13" style:family="table-column">
      <style:table-column-properties fo:break-before="auto" style:column-width="4.42cm"/>
    </style:style>
    <style:style style:name="co14" style:family="table-column">
      <style:table-column-properties fo:break-before="auto" style:column-width="5.7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~force_brk ? curr_pc_p1 :</text:span> curr_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<text:span text:style-name="T1">~force_brk ? I_rd_data : </text:span>8’h00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I_addr_carry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C_bit] ? (curr_t_p1) : 0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Z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N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V_bit] ? (curr_t_p1) </text:span>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force_irq_mask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defaults" table:style-name="ta1">
        <table:table-column table:style-name="co13" table:default-cell-style-name="ce90"/>
        <table:table-column table:style-name="co14" table:default-cell-style-name="ce90"/>
        <table:table-row table:style-name="ro1" table:number-rows-repeated="104857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9T22:23:55.447000000</dc:date>
    <meta:editing-duration>P10DT9H49M27S</meta:editing-duration>
    <meta:editing-cycles>720</meta:editing-cycles>
    <meta:generator>LibreOffice/7.1.2.2$Windows_X86_64 LibreOffice_project/8a45595d069ef5570103caea1b71cc9d82b2aae4</meta:generator>
    <meta:document-statistic meta:table-count="4" meta:cell-count="342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